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b970"/>
    </style:style>
    <style:style style:name="P2" style:family="paragraph" style:parent-style-name="Preformatted_20_Text">
      <style:text-properties officeooo:rsid="000bb970" officeooo:paragraph-rsid="000bb970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officeooo:rsid="000bb9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or que me debería preocupar pola cor do garaxe da bicicleta? </text:span></text:p>
      <text:p text:style-name="P3"><text:span text:style-name="T1"/></text:p>
      <text:p text:style-name="P3"><text:span text:style-name="T1">O certo é que non deberías. Seguro que tes mellores cousas coas que perder o tempo. </text:span></text:p>
      <text:p text:style-name="P3"><text:span text:style-name="T1"/></text:p>
      <text:p text:style-name="P3"><text:span text:style-name="T1">O famoso artigo de Poul Henning Kamp sobre "o garaxe da bicicleta" (un resumo do mesmo pode atoparse en &lt;xref linkend="communications"/&gt;) é unha excelente disquisición sobre o que acostuma a ir mal nas conversas en listas de correo. O texto completo é reproducido aquí co seu permiso. A URL orixinal é &lt;ulink url="http://www.freebsd.org/cgi/getmsg.cgi?fetch=506636+517178+/usr/local/www/db/text/1999/freebsd-hackers/19991003.freebsd-hackers"&gt;&lt;/ulink&gt;. </text:span></text:p>
      <text:p text:style-name="P3"><text:span text:style-name="T1"/></text:p>
      <text:p text:style-name="P3"><text:span text:style-name="T1">Asunto: A cor do garaxe da bicicleta (calquera que for a súa cor) na herba máis verde... </text:span></text:p>
      <text:p text:style-name="P3"><text:span text:style-name="T1">De: Poul-Henning Kamp &amp;lt;phk@freebsd.org&amp;gt; </text:span></text:p>
      <text:p text:style-name="P3"><text:span text:style-name="T1">Data: sab, 02 out 1999 16:14:10 +0200 </text:span></text:p>
      <text:p text:style-name="P3"><text:span text:style-name="T1">ID da mensaxe: &amp;lt;18238.938873650@critter.freebsd.dk&amp;gt; </text:span></text:p>
      <text:p text:style-name="P3"><text:span text:style-name="T1">Remitente: phk@critter.freebsd.dk </text:span></text:p>
      <text:p text:style-name="P3"><text:span text:style-name="T1">Copia oculta: Blind Distribution List: ; </text:span></text:p>
      <text:p text:style-name="P3"><text:span text:style-name="T1">MIME-Version: 1.0 </text:span></text:p>
      <text:p text:style-name="P3"><text:span text:style-name="T1"/></text:p>
      <text:p text:style-name="P3"><text:span text:style-name="T1">[bcc'ed to committers, hackers] </text:span></text:p>
      <text:p text:style-name="P3"><text:span text:style-name="T1"/></text:p>
      <text:p text:style-name="P3"><text:span text:style-name="T1">O meu último panfleto tivo unha acollida o bastante boa como para non ter medo </text:span></text:p>
      <text:p text:style-name="P3"><text:span text:style-name="T1">de enviar outro, e hoxe teño tempo e motivación </text:span></text:p>
      <text:p text:style-name="P3"><text:span text:style-name="T1">para facelo </text:span></text:p>
      <text:p text:style-name="P3"><text:span text:style-name="T1"/></text:p>
      <text:p text:style-name="P3"><text:span text:style-name="T1">Non foi fácil decidir a quen enviar este tipo de mensaxes, </text:span></text:p>
      <text:p text:style-name="P3"><text:span text:style-name="T1">nesta ocasión vai con copia oculta para committers e hackers, que é </text:span></text:p>
      <text:p text:style-name="P3"><text:span text:style-name="T1">probablemente o mellor que podo facer... Eu non estou subscrito a hackers </text:span></text:p>
      <text:p text:style-name="P3"><text:span text:style-name="T1">mais xa falarei sobre isto despois. </text:span></text:p>
      <text:p text:style-name="P3"><text:span text:style-name="T1"/></text:p>
      <text:p text:style-name="P3"><text:span text:style-name="T1">O que me provocou nesta ocasión foi o fío "debería sleep(1) admitir </text:span></text:p>
      <text:p text:style-name="P3"><text:span text:style-name="T1">segundos fraccionarios", que xa leva amolando tempo de </text:span></text:p>
      <text:p text:style-name="P3"><text:span text:style-name="T1">abondo, probablemente un par semanas xa, mais nin sequera me vou molestar en </text:span></text:p>
      <text:p text:style-name="P3"><text:span text:style-name="T1">comprobalo. </text:span></text:p>
      <text:p text:style-name="P3"><text:span text:style-name="T1"><text:s/></text:span></text:p>
      <text:p text:style-name="P3"><text:span text:style-name="T1">Para aqueles que non seguísedes ese fío en particular: parabéns </text:span></text:p>
      <text:p text:style-name="P3"><text:span text:style-name="T1"/></text:p>
      <text:p text:style-name="P3"><text:span text:style-name="T1">Era unha proposta para que sleep(1) "fixera o correcto" se se lle pasaba </text:span></text:p>
      <text:p text:style-name="P3"><text:span text:style-name="T1">un argumento non enteiro que prendese a mecha deste problema. Non vou dicir </text:span></text:p>
      <text:p text:style-name="P3"><text:span text:style-name="T1">nada máis ao respecto, porque é un asunto moito menos importante do que un </text:span></text:p>
      <text:p text:style-name="P3"><text:span text:style-name="T1">podería esperarse dada a lonxitude do fío e xa recibiu moita máis atención </text:span></text:p>
      <text:p text:style-name="P3"><text:span text:style-name="T1">que algúns dos *problemas* que temos por aquí. </text:span></text:p>
      <text:p text:style-name="P3"><text:span text:style-name="T1"/></text:p>
      <text:p text:style-name="P3"><text:span text:style-name="T1">A saga do "sleep"(1) é o exemplo máis patente dunha típica "discusión sobre o garaxe da</text:span></text:p>
      <text:p text:style-name="P3"><text:span text:style-name="T1">bicicleta" que vin en FreeBSD. A proposta estaba ben pensada, gañariamos </text:span></text:p>
      <text:p text:style-name="P3"><text:span text:style-name="T1">compatibilidade con OpenBSD e NetBSD e, porén, seguiriamos tendo compatibilidade </text:span></text:p>
      <text:p text:style-name="P3"><text:span text:style-name="T1">con calquera código que xa estivese escrito. </text:span></text:p>
      <text:p text:style-name="P3"><text:span text:style-name="T1"/></text:p>
      <text:p text:style-name="P3"><text:span text:style-name="T1">Mais foron formuladas e enviadas tantas obxeccións, propostas e mudanzas que </text:span></text:p>
      <text:p text:style-name="P3"><text:soft-page-break/><text:span text:style-name="T1">un podería pensar que a mudanza acabaría cos buracos do queixo suízo, ou que </text:span></text:p>
      <text:p text:style-name="P3"><text:span text:style-name="T1">mudaría o sabor da Coca Cola ou que atinxiría algo de igual magnitude. </text:span></text:p>
      <text:p text:style-name="P3"><text:span text:style-name="T1"/></text:p>
      <text:p text:style-name="P3"><text:span text:style-name="T1">"De que vai esta discusión sobre a cor do garaxe?", preguntástesme algúns. </text:span></text:p>
      <text:p text:style-name="P3"><text:span text:style-name="T1"/></text:p>
      <text:p text:style-name="P3"><text:span text:style-name="T1">É unha longa historia, ou mellor dito, unha vella historia que en </text:span></text:p>
      <text:p text:style-name="P3"><text:span text:style-name="T1">realidade é bastante curta. C. Northcote Parkinson escribiu un libro a </text:span></text:p>
      <text:p text:style-name="P3"><text:span text:style-name="T1">principios dos anos 60 chamado "As leis de Parkinson" que afonda nas </text:span></text:p>
      <text:p text:style-name="P3"><text:span text:style-name="T1">dinámicas da xestión. </text:span></text:p>
      <text:p text:style-name="P3"><text:span text:style-name="T1"/></text:p>
      <text:p text:style-name="P3"><text:span text:style-name="T1">Podedes atopalo en Amazon, e talvez na biblioteca dos vosos pais. Está </text:span></text:p>
      <text:p text:style-name="P3"><text:span text:style-name="T1">ben de prezo e lese rápido. Se che gusta Dilbert, gustarache Parkinson. </text:span></text:p>
      <text:p text:style-name="P3"><text:span text:style-name="T1"/></text:p>
      <text:p text:style-name="P3"><text:span text:style-name="T1">Alguén díxome hai pouco que o leu e que se decatou de que soamente </text:span></text:p>
      <text:p text:style-name="P3"><text:span text:style-name="T1">máis ou menos 50% era aplicable hoxe en día. Iso é asombroso, diría eu, a maioría </text:span></text:p>
      <text:p text:style-name="P3"><text:span text:style-name="T1">dos libros de xestión modernos teñen porcentaxes de acerto moi por debaixo </text:span></text:p>
      <text:p text:style-name="P3"><text:span text:style-name="T1">diso, e este ten máis de 35 anos. </text:span></text:p>
      <text:p text:style-name="P3"><text:span text:style-name="T1"/></text:p>
      <text:p text:style-name="P3"><text:span text:style-name="T1">No exemplo concreto referido ao garaxe da bicicleta, o outro compoñente </text:span></text:p>
      <text:p text:style-name="P3"><text:span text:style-name="T1">vital é una central nuclear, supoño que isto dá unha idea da antigüidade do libro. </text:span></text:p>
      <text:p text:style-name="P3"><text:span text:style-name="T1"><text:s/></text:span></text:p>
      <text:p text:style-name="P3"><text:span text:style-name="T1">Parkinson mostra como podes falar cun consello directivo e conseguir que </text:span></text:p>
      <text:p text:style-name="P3"><text:span text:style-name="T1">aproben a construción dunha central </text:span></text:p>
      <text:p text:style-name="P3"><text:span text:style-name="T1">nuclear de centos, mesmo de miles de millóns, mais se o que queres </text:span></text:p>
      <text:p text:style-name="P3"><text:span text:style-name="T1">é construír un garaxe veraste enredado nunha discusión sen fin. </text:span></text:p>
      <text:p text:style-name="P3"><text:span text:style-name="T1"/></text:p>
      <text:p text:style-name="P3"><text:span text:style-name="T1">Parkinson explica que isto sucede porque unha central nuclear é tan enorme, </text:span></text:p>
      <text:p text:style-name="P3"><text:span text:style-name="T1">cara e complicada que fica fóra da capacidade de comprensión da xente, </text:span></text:p>
      <text:p text:style-name="P3"><text:span text:style-name="T1">e en lugar de tentaren entender o asunto </text:span></text:p>
      <text:p text:style-name="P3"><text:span text:style-name="T1">dan por sentado que alguén xa revisou todos os detalles con anterioridade. </text:span></text:p>
      <text:p text:style-name="P3"><text:span text:style-name="T1">Richard P. Feynman dá unha serie de exemplos referidos a "Los Álamos" nos seus libros, exemplos máis interesantes e máis relacionados co tema. </text:span></text:p>
      <text:p text:style-name="P3"><text:span text:style-name="T1"/></text:p>
      <text:p text:style-name="P3"><text:span text:style-name="T1">Por outra banda temos o garaxe da bicicleta. Calquera pode construír un destes nun fin de </text:span></text:p>
      <text:p text:style-name="P3"><text:span text:style-name="T1">semana e aínda vai ter tempo para ver o partido na TV. Xa que logo, non importa </text:span></text:p>
      <text:p text:style-name="P3"><text:span text:style-name="T1">se a túa proposta é razoable ou está ben preparada, alguén </text:span></text:p>
      <text:p text:style-name="P3"><text:span text:style-name="T1">aproveitará a oportunidade para demostrar que está facendo o seu traballo, que está </text:span></text:p>
      <text:p text:style-name="P3"><text:span text:style-name="T1">prestando atención, que está *presente*. </text:span></text:p>
      <text:p text:style-name="P3"><text:span text:style-name="T1"/></text:p>
      <text:p text:style-name="P3"><text:span text:style-name="T1">En Dinamarca chamámolo "deixar a túa pegada". É unha cuestión de orgullo persoal </text:span></text:p>
      <text:p text:style-name="P3"><text:span text:style-name="T1">e prestixio, de poder sinalar algo e dicir, "Ei, *eu* fixen iso" É un </text:span></text:p>
      <text:p text:style-name="P3"><text:span text:style-name="T1">trazo moi marcado nos políticos, e presente na maioría da xente cando aparece a </text:span></text:p>
      <text:p text:style-name="P3"><text:span text:style-name="T1">oportunidade. Non tedes máis que pensar nas pegadas no cemento fresco. </text:span></text:p>
      <text:p text:style-name="P3"><text:span text:style-name="T1"/></text:p>
      <text:p text:style-name="P3"><text:span text:style-name="T1">Sinto moito respecto por quen fixo a proposta inicial, porque se mantivo firme </text:span></text:p>
      <text:p text:style-name="P3"><text:span text:style-name="T1">embora todo o que choveu sobre el, conseguindo que mudanza sexa </text:span></text:p>
      <text:p text:style-name="P3"><text:span text:style-name="T1">hoxe unha realidade no noso código. </text:span></text:p>
      <text:p text:style-name="P3"><text:span text:style-name="T1"/></text:p>
      <text:p text:style-name="P3"><text:span text:style-name="T1">E isto lévame, como prometín antes, a explicar por que non estou subscrito a hackers: </text:span></text:p>
      <text:p text:style-name="P3"><text:soft-page-break/><text:span text:style-name="T1"/></text:p>
      <text:p text:style-name="P3"><text:span text:style-name="T1">Deime de baixa de hackers hai varios anos porque o número de correos non me </text:span></text:p>
      <text:p text:style-name="P3"><text:span text:style-name="T1">permitía manterme ao día. Desde entón deixei varias listas máis pola mesma </text:span></text:p>
      <text:p text:style-name="P3"><text:span text:style-name="T1">razón. </text:span></text:p>
      <text:p text:style-name="P3"><text:span text:style-name="T1"><text:s/></text:span></text:p>
      <text:p text:style-name="P3"><text:span text:style-name="T1">E, porén, recibo unha morea de correo. Unha gran parte é encamiñado directamente a /dev/null por medio de </text:span></text:p>
      <text:p text:style-name="P3"><text:span text:style-name="T1">filtros: Xente como [omitido] nunca terá acceso á miña pantalla, </text:span></text:p>
      <text:p text:style-name="P3"><text:span text:style-name="T1">así como commits a documentos en linguaxes que non entendo, ou commits a ports que non </text:span></text:p>
      <text:p text:style-name="P3"><text:span text:style-name="T1">me interesan. Todo isto, e máis, vai parar ao fondo do caixón </text:span></text:p>
      <text:p text:style-name="P3"><text:span text:style-name="T1">sen que chegue a saber que existen. </text:span></text:p>
      <text:p text:style-name="P3"><text:span text:style-name="T1"/></text:p>
      <text:p text:style-name="P3"><text:span text:style-name="T1">Mais a pesar desta trituradora sigo a recibir demasiadas mensaxes na </text:span></text:p>
      <text:p text:style-name="P3"><text:span text:style-name="T1">miña caixa de correo. </text:span></text:p>
      <text:p text:style-name="P3"><text:span text:style-name="T1"/></text:p>
      <text:p text:style-name="P3"><text:span text:style-name="T1">E aquí é onde comeza o que quería dicir. </text:span></text:p>
      <text:p text:style-name="P3"><text:span text:style-name="T1"/></text:p>
      <text:p text:style-name="P3"><text:span text:style-name="T1">Oxalá puideramos diminuír o ruído nas nosas listas, e oxalá puideramos </text:span></text:p>
      <text:p text:style-name="P3"><text:span text:style-name="T1">deixar a xente construíren un garaxe de cando en vez, e non me importaría de </text:span></text:p>
      <text:p text:style-name="P3"><text:span text:style-name="T1">que cor o pintasen. </text:span></text:p>
      <text:p text:style-name="P3"><text:span text:style-name="T1"/></text:p>
      <text:p text:style-name="P3"><text:span text:style-name="T1">O primeiro destes desexos é sermos cívicos, sensibles e intelixentes no uso do </text:span></text:p>
      <text:p text:style-name="P3"><text:span text:style-name="T1">correo electrónico. </text:span></text:p>
      <text:p text:style-name="P3"><text:span text:style-name="T1"/></text:p>
      <text:p text:style-name="P3"><text:span text:style-name="T1">Se eu puidese, de forma concisa e precisa, establecer un conxunto de criterios </text:span></text:p>
      <text:p text:style-name="P3"><text:span text:style-name="T1">de cando se debe e cando non se debe responder a un correo electrónico que todos </text:span></text:p>
      <text:p text:style-name="P3"><text:span text:style-name="T1">acordaran e respectaran, sería feliz, mais son demasiado intelixente </text:span></text:p>
      <text:p text:style-name="P3"><text:span text:style-name="T1">sequera para intentalo. </text:span></text:p>
      <text:p text:style-name="P3"><text:span text:style-name="T1"/></text:p>
      <text:p text:style-name="P3"><text:span text:style-name="T1"/></text:p>
      <text:p text:style-name="P3"><text:span text:style-name="T1">mais permitídeme suxerir algunhas xanelas emerxentes que me gustaría que os clientes </text:span></text:p>
      <text:p text:style-name="P3"><text:span text:style-name="T1">de correo lanzasen sempre que alguén enviara ou respondera un email a unha lista </text:span></text:p>
      <text:p text:style-name="P3"><text:span text:style-name="T1">de correo á que estiver subscrito. </text:span></text:p>
      <text:p text:style-name="P3"><text:span text:style-name="T1"/></text:p>
      <text:p text:style-name="P3"><text:span text:style-name="T1"><text:s text:c="6"/>+------------------------------------------------------------+ </text:span></text:p>
      <text:p text:style-name="P3"><text:span text:style-name="T1"><text:s text:c="6"/>| O seu email está a punto de ser enviado a centos de <text:s text:c="3"/>| </text:span></text:p>
      <text:p text:style-name="P3"><text:span text:style-name="T1"><text:s text:c="6"/>| miles de persoas, que terán que perder polo menos 10 <text:s text:c="6"/>| </text:span></text:p>
      <text:p text:style-name="P3"><text:span text:style-name="T1"><text:s text:c="6"/>| segundos para decidir se é <text:s text:c="10"/>| </text:span></text:p>
      <text:p text:style-name="P3"><text:span text:style-name="T1"><text:s text:c="6"/>| interesante. Polo menos dúas semanas de traballo vanse <text:s text:c="9"/>| </text:span></text:p>
      <text:p text:style-name="P3"><text:span text:style-name="T1"><text:s text:c="6"/>| perder en ler o seu correo. Moitos dos receptores terán | </text:span></text:p>
      <text:p text:style-name="P3"><text:span text:style-name="T1"><text:s text:c="6"/>| que pagar para descarregar o seu correo <text:s text:c="24"/>| </text:span></text:p>
      <text:p text:style-name="P3"><text:span text:style-name="T1"><text:s text:c="6"/>| <text:s text:c="59"/>| </text:span></text:p>
      <text:p text:style-name="P3"><text:span text:style-name="T1"><text:s text:c="6"/>| Está absolutamente seguro de que o seu correo electrónico é| </text:span></text:p>
      <text:p text:style-name="P3"><text:span text:style-name="T1"><text:s text:c="6"/>| suficientemente importante como para molestar a todas esas | </text:span></text:p>
      <text:p text:style-name="P3"><text:span text:style-name="T1"><text:s text:c="6"/>| persoas? <text:s text:c="50"/>| </text:span></text:p>
      <text:p text:style-name="P3"><text:span text:style-name="T1"><text:s text:c="6"/>| <text:s text:c="59"/>| </text:span></text:p>
      <text:p text:style-name="P3"><text:span text:style-name="T1"><text:s text:c="6"/>| <text:s text:c="14"/>[Si] [Revisar] [Cancelar] <text:s text:c="19"/>| </text:span></text:p>
      <text:p text:style-name="P3"><text:span text:style-name="T1"><text:s text:c="6"/>+------------------------------------------------------------+ </text:span></text:p>
      <text:p text:style-name="P3"><text:span text:style-name="T1"/></text:p>
      <text:p text:style-name="P3"><text:soft-page-break/><text:span text:style-name="T1"/></text:p>
      <text:p text:style-name="P3"><text:span text:style-name="T1"><text:s text:c="6"/>+------------------------------------------------------------+ </text:span></text:p>
      <text:p text:style-name="P3"><text:span text:style-name="T1"><text:s text:c="6"/>| Aviso: aínda non leu todos os correos deste fío. Pode que <text:s text:c="2"/>| </text:span></text:p>
      <text:p text:style-name="P3"><text:span text:style-name="T1"><text:s text:c="6"/>| alguén xa dixera o que vostede está a piques de <text:s text:c="7"/>| </text:span></text:p>
      <text:p text:style-name="P3"><text:span text:style-name="T1"><text:s text:c="6"/>| escribir. Pór favor, lea todo o fío antes de responder a <text:s text:c="2"/>| </text:span></text:p>
      <text:p text:style-name="P3"><text:span text:style-name="T1"><text:s text:c="6"/>| unha mensaxe do mesmo <text:s text:c="38"/>| </text:span></text:p>
      <text:p text:style-name="P3"><text:span text:style-name="T1"><text:s text:c="6"/>| <text:s text:c="21"/>[Cancelar] <text:s text:c="27"/>| </text:span></text:p>
      <text:p text:style-name="P3"><text:span text:style-name="T1"><text:s text:c="6"/>+------------------------------------------------------------+ </text:span></text:p>
      <text:p text:style-name="P3"><text:span text:style-name="T1"/></text:p>
      <text:p text:style-name="P3"><text:span text:style-name="T1"/></text:p>
      <text:p text:style-name="P3"><text:span text:style-name="T1"><text:s text:c="6"/>+------------------------------------------------------------+ </text:span></text:p>
      <text:p text:style-name="P3"><text:span text:style-name="T1"><text:s text:c="6"/>| Aviso: O seu cliente de correo aínda non mostrou a mensaxe <text:s/>| </text:span></text:p>
      <text:p text:style-name="P3"><text:span text:style-name="T1"><text:s text:c="6"/>| enteira. Loxicamente, pódese deducir que probablemente vostede <text:s/>| </text:span></text:p>
      <text:p text:style-name="P3"><text:span text:style-name="T1"><text:s text:c="6"/>| non o leu de principio a fin e o comprendeu <text:s text:c="23"/>| </text:span></text:p>
      <text:p text:style-name="P3"><text:span text:style-name="T1"><text:s text:c="6"/>| <text:s text:c="59"/>| </text:span></text:p>
      <text:p text:style-name="P3"><text:span text:style-name="T1"><text:s text:c="6"/>| Non é de boa educación responder a un correo ata que non o lea enteiro <text:s/>| </text:span></text:p>
      <text:p text:style-name="P3"><text:span text:style-name="T1"><text:s text:c="6"/>| e reflexione <text:s text:c="44"/>| </text:span></text:p>
      <text:p text:style-name="P3"><text:span text:style-name="T1"><text:s text:c="6"/>| <text:s text:c="59"/>| </text:span></text:p>
      <text:p text:style-name="P3"><text:span text:style-name="T1"><text:s text:c="6"/>| Un temporizador vai impedir que <text:s/>responda <text:s text:c="5"/>| </text:span></text:p>
      <text:p text:style-name="P3"><text:span text:style-name="T1"><text:s text:c="6"/>| a calquera correo deste fío durante a próxima hora <text:s text:c="5"/>| </text:span></text:p>
      <text:p text:style-name="P3"><text:span text:style-name="T1"><text:s text:c="6"/>| <text:s text:c="59"/>| </text:span></text:p>
      <text:p text:style-name="P3"><text:span text:style-name="T1"><text:s text:c="6"/>| <text:s text:c="21"/>[Cancelar] <text:s text:c="27"/>| </text:span></text:p>
      <text:p text:style-name="P3"><text:span text:style-name="T1"><text:s text:c="6"/>+------------------------------------------------------------+ </text:span></text:p>
      <text:p text:style-name="P3"><text:span text:style-name="T1"/></text:p>
      <text:p text:style-name="P3"><text:span text:style-name="T1"><text:s/></text:span></text:p>
      <text:p text:style-name="P3"><text:span text:style-name="T1"><text:s text:c="6"/>+------------------------------------------------------------+ </text:span></text:p>
      <text:p text:style-name="P3"><text:span text:style-name="T1"><text:s text:c="6"/>| Escribiu este correo a un ritmo superior a N.NN ppm <text:s text:c="7"/>| </text:span></text:p>
      <text:p text:style-name="P3"><text:span text:style-name="T1"><text:s text:c="6"/>| Xeralmente non é posible pensar e teclear a un ritmo <text:s text:c="6"/>| </text:span></text:p>
      <text:p text:style-name="P3"><text:span text:style-name="T1"><text:s text:c="6"/>| superior a A.AA ppm, e, polo tanto, é probable que a súa <text:s text:c="4"/>| </text:span></text:p>
      <text:p text:style-name="P3"><text:span text:style-name="T1"><text:s text:c="6"/>| resposta sexa incoherente, estea mal pensada e/ou sexa emocional <text:s text:c="5"/>| </text:span></text:p>
      <text:p text:style-name="P3"><text:span text:style-name="T1"><text:s text:c="6"/>| <text:s text:c="59"/>| </text:span></text:p>
      <text:p text:style-name="P3"><text:span text:style-name="T1"><text:s text:c="6"/>| Un temporizador impediralle o envío de calquera <text:s/>| </text:span></text:p>
      <text:p text:style-name="P3"><text:span text:style-name="T1"><text:s text:c="6"/>| correo durante a seguinte hora <text:s text:c="28"/>| </text:span></text:p>
      <text:p text:style-name="P3"><text:span text:style-name="T1"><text:s text:c="6"/>| <text:s text:c="59"/>| </text:span></text:p>
      <text:p text:style-name="P3"><text:span text:style-name="T1"><text:s text:c="6"/>| [Cancelar] <text:s text:c="48"/>| </text:span></text:p>
      <text:p text:style-name="P3"><text:span text:style-name="T1"><text:s text:c="6"/>+------------------------------------------------------------+ </text:span></text:p>
      <text:p text:style-name="P3"><text:span text:style-name="T1"/></text:p>
      <text:p text:style-name="P3"><text:span text:style-name="T1">A segunda parte do meu desexo é máis emocional. Obviamente, nunca fixemos </text:span></text:p>
      <text:p text:style-name="P3"><text:span text:style-name="T1">uso das capacidades que mostramos no desagradable debate sobre sleep(1) para </text:span></text:p>
      <text:p text:style-name="P3"><text:span text:style-name="T1">tomarmos esta pequena iniciativa, a pesar dos moitos anos que leva </text:span></text:p>
      <text:p text:style-name="P3"><text:span text:style-name="T1">no proxecto. Entón, por que se enfadan de súpeto cando alguén con moita </text:span></text:p>
      <text:p text:style-name="P3"><text:span text:style-name="T1">menos experiencia trata agora de solucionalo? </text:span></text:p>
      <text:p text:style-name="P3"><text:span text:style-name="T1"/></text:p>
      <text:p text:style-name="P3"><text:span text:style-name="T1">Oxalá o soubera </text:span></text:p>
      <text:p text:style-name="P3"><text:span text:style-name="T1"/></text:p>
      <text:p text:style-name="P3"><text:span text:style-name="T1">Sei que o meu razoamento non poderá impedir este "conservadorismo </text:span></text:p>
      <text:p text:style-name="P3"><text:span text:style-name="T1">reaccionario". Talvez esas persoas estean frustradas porque non fixeron </text:span></text:p>
      <text:p text:style-name="P3"><text:span text:style-name="T1">contribucións tanxibles recentemente, ou pode tratarse dun caso grave de "estamos vellos e </text:span></text:p>
      <text:p text:style-name="P3"><text:span text:style-name="T1">de mal humor, NÓS sabemos como se ten que comportar a xuventude". </text:span></text:p>
      <text:p text:style-name="P3"><text:soft-page-break/><text:span text:style-name="T1"/></text:p>
      <text:p text:style-name="P3"><text:span text:style-name="T1">De calquera xeito, é algo moi improdutivo para o proxecto, mais non teño suxestións de </text:span></text:p>
      <text:p text:style-name="P3"><text:span text:style-name="T1">como paralo. O mellor que podo suxerir é que vos absteñades de alimentar os monstros </text:span></text:p>
      <text:p text:style-name="P3"><text:span text:style-name="T1">que espreitan nas listas de correo: ignorádeos, non lles respondades, esquecede que </text:span></text:p>
      <text:p text:style-name="P3"><text:span text:style-name="T1">están aí. </text:span></text:p>
      <text:p text:style-name="P3"><text:span text:style-name="T1"/></text:p>
      <text:p text:style-name="P3"><text:span text:style-name="T1"/></text:p>
      <text:p text:style-name="P3"><text:span text:style-name="T1">Espero que poidamos ter unha base máis forte e máis ampla de colaboradores en </text:span></text:p>
      <text:p text:style-name="P3"><text:span text:style-name="T1">FreeBSD, e espero que xuntos poidamos impedir que os vellos rosmóns e os [omitido] </text:span></text:p>
      <text:p text:style-name="P3"><text:span text:style-name="T1">do mundo lles dean tralla e os asusten antes que poidan pór un pe no chan. </text:span></text:p>
      <text:p text:style-name="P3"><text:span text:style-name="T1"/></text:p>
      <text:p text:style-name="P3"><text:span text:style-name="T1"/></text:p>
      <text:p text:style-name="P3"><text:span text:style-name="T1">Para as persoas que estiveron á espreita, temorosos de colaboraren por culpa das gárgolas: </text:span></text:p>
      <text:p text:style-name="P3"><text:span text:style-name="T1">Soamente podo pedirvos desculpas e animarvos a participardes de todas maneiras. Este non é </text:span></text:p>
      <text:p text:style-name="P3"><text:span text:style-name="T1">o ambiente que quero para o proxecto. </text:span></text:p>
      <text:p text:style-name="P3"><text:span text:style-name="T1"/></text:p>
      <text:p text:style-name="P3">Poul-Hen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0-10-29T16:59:16</dc:date>
    <dc:creator>Andrés Maneiro</dc:creator>
    <meta:editing-duration>PT00H00M56S</meta:editing-duration>
    <meta:editing-cycles>3</meta:editing-cycles>
    <meta:document-statistic meta:table-count="0" meta:image-count="0" meta:object-count="0" meta:page-count="5" meta:paragraph-count="163" meta:word-count="1567" meta:character-count="10738"/>
  </office:meta>
</office:document-meta>
</file>